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09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3 casos confirmados no ha sido posible identificar la edad o el sexo</text:span></text:p>
          </table:table-cell>
          <table:table-cell table:number-columns-repeated="9"/>
          <table:table-cell table:style-name="ce74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37" office:value-type="string" calcext:value-type="string">
            <text:p>% <text:s/>acumulado 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[.B3]+[.C3]" office:value-type="float" office:value="3" calcext:value-type="float">
            <text:p>3</text:p>
          </table:table-cell>
          <table:table-cell table:style-name="ce38" table:formula="of:=[.D3]/[.$D$12]" office:value-type="percentage" office:value="0.00806451612903226" calcext:value-type="percentage">
            <text:p>0,8%</text:p>
          </table:table-cell>
          <table:table-cell table:style-name="ce42" table:formula="of:=[.E3]" office:value-type="percentage" office:value="0.00806451612903226" calcext:value-type="percentage">
            <text:p>1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25" calcext:value-type="float">
            <text:p>25</text:p>
          </table:table-cell>
          <table:table-cell table:style-name="ce32" table:formula="of:=[.B4]+[.C4]" office:value-type="float" office:value="44" calcext:value-type="float">
            <text:p>44</text:p>
          </table:table-cell>
          <table:table-cell table:style-name="ce38" table:formula="of:=[.D4]/[.$D$12]" office:value-type="percentage" office:value="0.118279569892473" calcext:value-type="percentage">
            <text:p>11,8%</text:p>
          </table:table-cell>
          <table:table-cell table:style-name="ce42" table:formula="of:=[.F3]+[.E4]" office:value-type="percentage" office:value="0.126344086021505" calcext:value-type="percentage">
            <text:p>13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18" calcext:value-type="float">
            <text:p>18</text:p>
          </table:table-cell>
          <table:table-cell table:style-name="ce32" table:formula="of:=[.B5]+[.C5]" office:value-type="float" office:value="32" calcext:value-type="float">
            <text:p>32</text:p>
          </table:table-cell>
          <table:table-cell table:style-name="ce38" table:formula="of:=[.D5]/[.$D$12]" office:value-type="percentage" office:value="0.0860215053763441" calcext:value-type="percentage">
            <text:p>8,6%</text:p>
          </table:table-cell>
          <table:table-cell table:style-name="ce42" table:formula="of:=[.F4]+[.E5]" office:value-type="percentage" office:value="0.212365591397849" calcext:value-type="percentage">
            <text:p>21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25" calcext:value-type="float">
            <text:p>25</text:p>
          </table:table-cell>
          <table:table-cell table:style-name="ce25" office:value-type="float" office:value="15" calcext:value-type="float">
            <text:p>15</text:p>
          </table:table-cell>
          <table:table-cell table:style-name="ce32" table:formula="of:=[.B6]+[.C6]" office:value-type="float" office:value="40" calcext:value-type="float">
            <text:p>40</text:p>
          </table:table-cell>
          <table:table-cell table:style-name="ce38" table:formula="of:=[.D6]/[.$D$12]" office:value-type="percentage" office:value="0.10752688172043" calcext:value-type="percentage">
            <text:p>10,8%</text:p>
          </table:table-cell>
          <table:table-cell table:style-name="ce43" table:formula="of:=[.F5]+[.E6]" office:value-type="percentage" office:value="0.31989247311828" calcext:value-type="percentage">
            <text:p>32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29" calcext:value-type="float">
            <text:p>29</text:p>
          </table:table-cell>
          <table:table-cell table:style-name="ce32" table:formula="of:=[.B7]+[.C7]" office:value-type="float" office:value="47" calcext:value-type="float">
            <text:p>47</text:p>
          </table:table-cell>
          <table:table-cell table:style-name="ce38" table:formula="of:=[.D7]/[.$D$12]" office:value-type="percentage" office:value="0.126344086021505" calcext:value-type="percentage">
            <text:p>12,6%</text:p>
          </table:table-cell>
          <table:table-cell table:style-name="ce43" table:formula="of:=[.F6]+[.E7]" office:value-type="percentage" office:value="0.446236559139785" calcext:value-type="percentage">
            <text:p>45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31" calcext:value-type="float">
            <text:p>31</text:p>
          </table:table-cell>
          <table:table-cell table:style-name="ce25" office:value-type="float" office:value="37" calcext:value-type="float">
            <text:p>37</text:p>
          </table:table-cell>
          <table:table-cell table:style-name="ce32" table:formula="of:=[.B8]+[.C8]" office:value-type="float" office:value="68" calcext:value-type="float">
            <text:p>68</text:p>
          </table:table-cell>
          <table:table-cell table:style-name="ce38" table:formula="of:=[.D8]/[.$D$12]" office:value-type="percentage" office:value="0.182795698924731" calcext:value-type="percentage">
            <text:p>18,3%</text:p>
          </table:table-cell>
          <table:table-cell table:style-name="ce42" table:formula="of:=[.F7]+[.E8]" office:value-type="percentage" office:value="0.629032258064516" calcext:value-type="percentage">
            <text:p>63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34" calcext:value-type="float">
            <text:p>34</text:p>
          </table:table-cell>
          <table:table-cell table:style-name="ce25" office:value-type="float" office:value="18" calcext:value-type="float">
            <text:p>18</text:p>
          </table:table-cell>
          <table:table-cell table:style-name="ce32" table:formula="of:=[.B9]+[.C9]" office:value-type="float" office:value="52" calcext:value-type="float">
            <text:p>52</text:p>
          </table:table-cell>
          <table:table-cell table:style-name="ce38" table:formula="of:=[.D9]/[.$D$12]" office:value-type="percentage" office:value="0.139784946236559" calcext:value-type="percentage">
            <text:p>14,0%</text:p>
          </table:table-cell>
          <table:table-cell table:style-name="ce42" table:formula="of:=[.F8]+[.E9]" office:value-type="percentage" office:value="0.768817204301075" calcext:value-type="percentage">
            <text:p>77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5" office:value-type="float" office:value="16" calcext:value-type="float">
            <text:p>16</text:p>
          </table:table-cell>
          <table:table-cell table:style-name="ce32" table:formula="of:=[.B10]+[.C10]" office:value-type="float" office:value="38" calcext:value-type="float">
            <text:p>38</text:p>
          </table:table-cell>
          <table:table-cell table:style-name="ce38" table:formula="of:=[.D10]/[.$D$12]" office:value-type="percentage" office:value="0.102150537634409" calcext:value-type="percentage">
            <text:p>10,2%</text:p>
          </table:table-cell>
          <table:table-cell table:style-name="ce42" table:formula="of:=[.F9]+[.E10]" office:value-type="percentage" office:value="0.870967741935484" calcext:value-type="percentage">
            <text:p>87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28" calcext:value-type="float">
            <text:p>28</text:p>
          </table:table-cell>
          <table:table-cell table:style-name="ce32" table:formula="of:=[.B11]+[.C11]" office:value-type="float" office:value="48" calcext:value-type="float">
            <text:p>48</text:p>
          </table:table-cell>
          <table:table-cell table:style-name="ce39" table:formula="of:=[.D11]/[.$D$12]" office:value-type="percentage" office:value="0.129032258064516" calcext:value-type="percentage">
            <text:p>12,9%</text:p>
          </table:table-cell>
          <table:table-cell table:style-name="ce42" table:formula="of:=[.F10]+[.E11]" office:value-type="percentage" office:value="1" calcext:value-type="percentage">
            <text:p>100 %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83" calcext:value-type="float">
            <text:p>183</text:p>
          </table:table-cell>
          <table:table-cell table:style-name="ce20" table:formula="of:=SUM([.C3:.C11])" office:value-type="float" office:value="189" calcext:value-type="float">
            <text:p>189</text:p>
          </table:table-cell>
          <table:table-cell table:style-name="ce33" table:formula="of:=SUM([.D3:.D11])"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21" table:formula="of:=[.B12]/[.D12]" office:value-type="percentage" office:value="0.491935483870968" calcext:value-type="percentage">
            <text:p>49 %</text:p>
          </table:table-cell>
          <table:table-cell table:style-name="ce21" table:formula="of:=[.C12]/[.D12]" office:value-type="percentage" office:value="0.508064516129032" calcext:value-type="percentage">
            <text:p>51 %</text:p>
          </table:table-cell>
          <table:table-cell table:style-name="ce34"/>
          <table:table-cell table:number-columns-repeated="7"/>
        </table:table-row>
        <table:table-row table:style-name="ro1">
          <table:table-cell table:style-name="ce5"/>
          <table:table-cell table:style-name="ce21" table:number-columns-repeated="2"/>
          <table:table-cell table:style-name="ce34"/>
          <table:table-cell table:number-columns-repeated="7"/>
        </table:table-row>
        <table:table-row table:style-name="ro1">
          <table:table-cell table:style-name="ce6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Distribución por provincias: <text:span text:style-name="T1">en 9 casos confirmado no ha sido posible identificar la provincia de procedencia</text:span></text:p>
          </table:table-cell>
          <table:table-cell table:number-columns-repeated="10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82" calcext:value-type="float">
            <text:p>282</text:p>
          </table:table-cell>
          <table:table-cell table:style-name="ce35" office:value-type="float" office:value="9" calcext:value-type="float">
            <text:p>9</text:p>
          </table:table-cell>
          <table:table-cell table:style-name="ce23" table:formula="of:=SUM([.A18:.D18])" office:value-type="float" office:value="375" calcext:value-type="float">
            <text:p>375</text:p>
          </table:table-cell>
          <table:table-cell/>
          <table:table-cell table:style-name="ce53" office:value-type="percentage" office:value="0.043" calcext:value-type="percentage" table:number-columns-spanned="3" table:number-rows-spanned="1">
            <text:p>4,30 %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9" table:formula="of:=[.A18]/[.$E$18]" office:value-type="percentage" office:value="0.117333333333333" calcext:value-type="percentage">
            <text:p>11,7%</text:p>
          </table:table-cell>
          <table:table-cell table:style-name="ce9" table:formula="of:=[.B18]/[.$E$18]" office:value-type="percentage" office:value="0.106666666666667" calcext:value-type="percentage">
            <text:p>10,7%</text:p>
          </table:table-cell>
          <table:table-cell table:style-name="ce9" table:formula="of:=[.C18]/[.$E$18]" office:value-type="percentage" office:value="0.752" calcext:value-type="percentage">
            <text:p>75,2%</text:p>
          </table:table-cell>
          <table:table-cell table:style-name="ce9" table:formula="of:=[.D18]/[.$E$18]" office:value-type="percentage" office:value="0.024" calcext:value-type="percentage">
            <text:p>2,4%</text:p>
          </table:table-cell>
          <table:table-cell table:style-name="ce23"/>
          <table:table-cell table:number-columns-repeated="6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10" office:value-type="string" calcext:value-type="string">
            <text:p>Distribución por síntomas: <text:span text:style-name="T1">en 6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6" calcext:value-type="float" table:number-columns-spanned="3" table:number-rows-spanned="1">
            <text:p>9,60</text:p>
          </table:table-cell>
          <table:covered-table-cell table:style-name="ce63"/>
          <table:covered-table-cell table:style-name="ce71"/>
          <table:table-cell table:number-columns-repeated="2"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83" calcext:value-type="float">
            <text:p>183</text:p>
          </table:table-cell>
          <table:table-cell table:style-name="ce29" table:formula="of:=[.B22]/375" office:value-type="percentage" office:value="0.488" calcext:value-type="percentage">
            <text:p>49 %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86" calcext:value-type="float">
            <text:p>186</text:p>
          </table:table-cell>
          <table:table-cell table:style-name="ce30" table:formula="of:=[.B23]/375" office:value-type="percentage" office:value="0.496" calcext:value-type="percentage">
            <text:p>50 %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8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8 casos confirmado no ha sido posible identificar el sector sanitario.</text:span></text:p>
          </table:table-cell>
          <table:table-cell table:number-columns-repeated="4"/>
          <table:table-cell table:style-name="ce10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2"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4" office:value-type="float" office:value="21" calcext:value-type="float">
            <text:p>21</text:p>
          </table:table-cell>
          <table:table-cell table:style-name="ce31" table:formula="of:=[.B28]/[.$B$94]" office:value-type="percentage" office:value="0.056" calcext:value-type="percentage">
            <text:p>5,60 %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40" calcext:value-type="float">
            <text:p>40</text:p>
          </table:table-cell>
          <table:table-cell table:style-name="ce64" table:formula="of:=[.G28]/[.G$37]" office:value-type="percentage" office:value="0.106666666666667" calcext:value-type="percentage">
            <text:p>10,67 %</text:p>
          </table:table-cell>
          <table:table-cell table:style-name="ce72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17" calcext:value-type="float">
            <text:p>17</text:p>
          </table:table-cell>
          <table:table-cell table:style-name="ce31" table:formula="of:=[.B29]/[.$B$94]" office:value-type="percentage" office:value="0.0453333333333333" calcext:value-type="percentage">
            <text:p>4,53 %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8" calcext:value-type="float">
            <text:p>8</text:p>
          </table:table-cell>
          <table:table-cell table:style-name="ce65" table:formula="of:=[.G29]/[.G$37]" office:value-type="percentage" office:value="0.0213333333333333" calcext:value-type="percentage">
            <text:p>2,13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6" calcext:value-type="float">
            <text:p>16</text:p>
          </table:table-cell>
          <table:table-cell table:style-name="ce31" table:formula="of:=[.B30]/[.$B$94]" office:value-type="percentage" office:value="0.0426666666666667" calcext:value-type="percentage">
            <text:p>4,27 %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5" calcext:value-type="float">
            <text:p>5</text:p>
          </table:table-cell>
          <table:table-cell table:style-name="ce66" table:formula="of:=[.G30]/[.G$37]" office:value-type="percentage" office:value="0.0133333333333333" calcext:value-type="percentage">
            <text:p>1,33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4" office:value-type="float" office:value="14" calcext:value-type="float">
            <text:p>14</text:p>
          </table:table-cell>
          <table:table-cell table:style-name="ce31" table:formula="of:=[.B31]/[.$B$94]" office:value-type="percentage" office:value="0.0373333333333333" calcext:value-type="percentage">
            <text:p>3,73 %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33" calcext:value-type="float">
            <text:p>33</text:p>
          </table:table-cell>
          <table:table-cell table:style-name="ce65" table:formula="of:=[.G31]/[.G$37]" office:value-type="percentage" office:value="0.088" calcext:value-type="percentage">
            <text:p>8,80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4" office:value-type="float" office:value="14" calcext:value-type="float">
            <text:p>14</text:p>
          </table:table-cell>
          <table:table-cell table:style-name="ce31" table:formula="of:=[.B32]/[.$B$94]" office:value-type="percentage" office:value="0.0373333333333333" calcext:value-type="percentage">
            <text:p>3,73 %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12" calcext:value-type="float">
            <text:p>12</text:p>
          </table:table-cell>
          <table:table-cell table:style-name="ce66" table:formula="of:=[.G32]/[.G$37]" office:value-type="percentage" office:value="0.032" calcext:value-type="percentage">
            <text:p>3,20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4" office:value-type="float" office:value="13" calcext:value-type="float">
            <text:p>13</text:p>
          </table:table-cell>
          <table:table-cell table:style-name="ce31" table:formula="of:=[.B33]/[.$B$94]" office:value-type="percentage" office:value="0.0346666666666667" calcext:value-type="percentage">
            <text:p>3,47 %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ZARAGOZA I</text:p>
          </table:table-cell>
          <table:table-cell table:style-name="ce57" office:value-type="float" office:value="55" calcext:value-type="float">
            <text:p>55</text:p>
          </table:table-cell>
          <table:table-cell table:style-name="ce67" table:formula="of:=[.G33]/[.G$37]" office:value-type="percentage" office:value="0.146666666666667" calcext:value-type="percentage">
            <text:p>14,67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4" office:value-type="float" office:value="13" calcext:value-type="float">
            <text:p>13</text:p>
          </table:table-cell>
          <table:table-cell table:style-name="ce31" table:formula="of:=[.B34]/[.$B$94]" office:value-type="percentage" office:value="0.0346666666666667" calcext:value-type="percentage">
            <text:p>3,47 %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70" calcext:value-type="float">
            <text:p>70</text:p>
          </table:table-cell>
          <table:table-cell table:style-name="ce67" table:formula="of:=[.G34]/[.G$37]" office:value-type="percentage" office:value="0.186666666666667" calcext:value-type="percentage">
            <text:p>18,67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formula="of:=[.B35]/[.$B$94]" office:value-type="percentage" office:value="0.032" calcext:value-type="percentage">
            <text:p>3,20 %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34" calcext:value-type="float">
            <text:p>134</text:p>
          </table:table-cell>
          <table:table-cell table:style-name="ce68" table:formula="of:=[.G35]/[.G$37]" office:value-type="percentage" office:value="0.357333333333333" calcext:value-type="percentage">
            <text:p>35,73 %</text:p>
          </table:table-cell>
          <table:table-cell table:style-name="ce73"/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formula="of:=[.B36]/[.$B$94]" office:value-type="percentage" office:value="0.0293333333333333" calcext:value-type="percentage">
            <text:p>2,93 %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8" calcext:value-type="float">
            <text:p>18</text:p>
          </table:table-cell>
          <table:table-cell table:style-name="ce66" table:formula="of:=[.G36]/[.G$37]" office:value-type="percentage" office:value="0.048" calcext:value-type="percentage">
            <text:p>4,80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formula="of:=[.B37]/[.$B$94]" office:value-type="percentage" office:value="0.0293333333333333" calcext:value-type="percentage">
            <text:p>2,93 %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375" calcext:value-type="float">
            <text:p>375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8]/[.$B$94]" office:value-type="percentage" office:value="0.0266666666666667" calcext:value-type="percentage">
            <text:p>2,67 %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13" office:value-type="string" calcext:value-type="string">
            <text:p>Parque Goya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9]/[.$B$94]" office:value-type="percentage" office:value="0.0266666666666667" calcext:value-type="percentage">
            <text:p>2,67 %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50" table:number-columns-repeated="5"/>
          <table:table-cell table:style-name="ce75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9" calcext:value-type="float">
            <text:p>9</text:p>
          </table:table-cell>
          <table:table-cell table:style-name="ce31" table:formula="of:=[.B40]/[.$B$94]" office:value-type="percentage" office:value="0.024" calcext:value-type="percentage">
            <text:p>2,40 %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51" table:number-columns-repeated="5"/>
          <table:table-cell table:style-name="ce7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9" calcext:value-type="float">
            <text:p>9</text:p>
          </table:table-cell>
          <table:table-cell table:style-name="ce31" table:formula="of:=[.B41]/[.$B$94]" office:value-type="percentage" office:value="0.024" calcext:value-type="percentage">
            <text:p>2,40 %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2]/[.$B$94]" office:value-type="percentage" office:value="0.0213333333333333" calcext:value-type="percentage">
            <text:p>2,13 %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Caspe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3]/[.$B$94]" office:value-type="percentage" office:value="0.0213333333333333" calcext:value-type="percentage">
            <text:p>2,13 %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8" calcext:value-type="float">
            <text:p>8</text:p>
          </table:table-cell>
          <table:table-cell table:style-name="ce31" table:formula="of:=[.B44]/[.$B$94]" office:value-type="percentage" office:value="0.0213333333333333" calcext:value-type="percentage">
            <text:p>2,13 %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5]/[.$B$94]" office:value-type="percentage" office:value="0.0186666666666667" calcext:value-type="percentage">
            <text:p>1,87 %</text:p>
          </table:table-cell>
          <table:table-cell table:style-name="ce36" office:value-type="float" office:value="18" calcext:value-type="float">
            <text:p>18</text:p>
          </table:table-cell>
          <table:table-cell table:style-name="ce41"/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6]/[.$B$94]" office:value-type="percentage" office:value="0.0186666666666667" calcext:value-type="percentage">
            <text:p>1,87 %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7" calcext:value-type="float">
            <text:p>7</text:p>
          </table:table-cell>
          <table:table-cell table:style-name="ce31" table:formula="of:=[.B47]/[.$B$94]" office:value-type="percentage" office:value="0.0186666666666667" calcext:value-type="percentage">
            <text:p>1,87 %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8]/[.$B$94]" office:value-type="percentage" office:value="0.016" calcext:value-type="percentage">
            <text:p>1,60 %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9]/[.$B$94]" office:value-type="percentage" office:value="0.016" calcext:value-type="percentage">
            <text:p>1,60 %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50]/[.$B$94]" office:value-type="percentage" office:value="0.016" calcext:value-type="percentage">
            <text:p>1,60 %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1]/[.$B$94]" office:value-type="percentage" office:value="0.0133333333333333" calcext:value-type="percentage">
            <text:p>1,33 %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Epil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2]/[.$B$94]" office:value-type="percentage" office:value="0.0133333333333333" calcext:value-type="percentage">
            <text:p>1,33 %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3]/[.$B$94]" office:value-type="percentage" office:value="0.0133333333333333" calcext:value-type="percentage">
            <text:p>1,33 %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4]/[.$B$94]" office:value-type="percentage" office:value="0.0133333333333333" calcext:value-type="percentage">
            <text:p>1,33 %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5]/[.$B$94]" office:value-type="percentage" office:value="0.0133333333333333" calcext:value-type="percentage">
            <text:p>1,33 %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56]/[.$B$94]" office:value-type="percentage" office:value="0.0133333333333333" calcext:value-type="percentage">
            <text:p>1,33 %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7]/[.$B$94]" office:value-type="percentage" office:value="0.0106666666666667" calcext:value-type="percentage">
            <text:p>1,07 %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8]/[.$B$94]" office:value-type="percentage" office:value="0.0106666666666667" calcext:value-type="percentage">
            <text:p>1,07 %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59]/[.$B$94]" office:value-type="percentage" office:value="0.0106666666666667" calcext:value-type="percentage">
            <text:p>1,07 %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0]/[.$B$94]" office:value-type="percentage" office:value="0.0106666666666667" calcext:value-type="percentage">
            <text:p>1,07 %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1]/[.$B$94]" office:value-type="percentage" office:value="0.0106666666666667" calcext:value-type="percentage">
            <text:p>1,07 %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62]/[.$B$94]" office:value-type="percentage" office:value="0.0106666666666667" calcext:value-type="percentage">
            <text:p>1,07 %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hama De Aragon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3]/[.$B$94]" office:value-type="percentage" office:value="0.008" calcext:value-type="percentage">
            <text:p>0,80 %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4]/[.$B$94]" office:value-type="percentage" office:value="0.008" calcext:value-type="percentage">
            <text:p>0,80 %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5]/[.$B$94]" office:value-type="percentage" office:value="0.008" calcext:value-type="percentage">
            <text:p>0,80 %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6]/[.$B$94]" office:value-type="percentage" office:value="0.008" calcext:value-type="percentage">
            <text:p>0,80 %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7]/[.$B$94]" office:value-type="percentage" office:value="0.008" calcext:value-type="percentage">
            <text:p>0,80 %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8]/[.$B$94]" office:value-type="percentage" office:value="0.008" calcext:value-type="percentage">
            <text:p>0,80 %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69]/[.$B$94]" office:value-type="percentage" office:value="0.008" calcext:value-type="percentage">
            <text:p>0,80 %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0]/[.$B$94]" office:value-type="percentage" office:value="0.008" calcext:value-type="percentage">
            <text:p>0,80 %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71]/[.$B$94]" office:value-type="percentage" office:value="0.008" calcext:value-type="percentage">
            <text:p>0,80 %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4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2]/[.$B$94]" office:value-type="percentage" office:value="0.00533333333333333" calcext:value-type="percentage">
            <text:p>0,53 %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3]/[.$B$94]" office:value-type="percentage" office:value="0.00533333333333333" calcext:value-type="percentage">
            <text:p>0,53 %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4]/[.$B$94]" office:value-type="percentage" office:value="0.00533333333333333" calcext:value-type="percentage">
            <text:p>0,53 %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5]/[.$B$94]" office:value-type="percentage" office:value="0.00533333333333333" calcext:value-type="percentage">
            <text:p>0,53 %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6]/[.$B$94]" office:value-type="percentage" office:value="0.00533333333333333" calcext:value-type="percentage">
            <text:p>0,53 %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Illuec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7]/[.$B$94]" office:value-type="percentage" office:value="0.00533333333333333" calcext:value-type="percentage">
            <text:p>0,53 %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8]/[.$B$94]" office:value-type="percentage" office:value="0.00533333333333333" calcext:value-type="percentage">
            <text:p>0,53 %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Maell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9]/[.$B$94]" office:value-type="percentage" office:value="0.00533333333333333" calcext:value-type="percentage">
            <text:p>0,53 %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0]/[.$B$94]" office:value-type="percentage" office:value="0.00533333333333333" calcext:value-type="percentage">
            <text:p>0,53 %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1]/[.$B$94]" office:value-type="percentage" office:value="0.00533333333333333" calcext:value-type="percentage">
            <text:p>0,53 %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2]/[.$B$94]" office:value-type="percentage" office:value="0.00533333333333333" calcext:value-type="percentage">
            <text:p>0,53 %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83]/[.$B$94]" office:value-type="percentage" office:value="0.00533333333333333" calcext:value-type="percentage">
            <text:p>0,53 %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4]/[.$B$94]" office:value-type="percentage" office:value="0.00266666666666667" calcext:value-type="percentage">
            <text:p>0,27 %</text:p>
          </table:table-cell>
          <table:table-cell table:style-name="ce36"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Almudeva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5]/[.$B$94]" office:value-type="percentage" office:value="0.00266666666666667" calcext:value-type="percentage">
            <text:p>0,27 %</text:p>
          </table:table-cell>
          <table:table-cell table:style-name="ce36" office:value-type="float" office:value="58" calcext:value-type="float">
            <text:p>5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6]/[.$B$94]" office:value-type="percentage" office:value="0.00266666666666667" calcext:value-type="percentage">
            <text:p>0,27 %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ech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7]/[.$B$94]" office:value-type="percentage" office:value="0.00266666666666667" calcext:value-type="percentage">
            <text:p>0,27 %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8]/[.$B$94]" office:value-type="percentage" office:value="0.00266666666666667" calcext:value-type="percentage">
            <text:p>0,27 %</text:p>
          </table:table-cell>
          <table:table-cell table:style-name="ce36" office:value-type="float" office:value="61" calcext:value-type="float">
            <text:p>6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9]/[.$B$94]" office:value-type="percentage" office:value="0.00266666666666667" calcext:value-type="percentage">
            <text:p>0,27 %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0]/[.$B$94]" office:value-type="percentage" office:value="0.00266666666666667" calcext:value-type="percentage">
            <text:p>0,27 %</text:p>
          </table:table-cell>
          <table:table-cell table:style-name="ce36" office:value-type="float" office:value="63" calcext:value-type="float">
            <text:p>6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1]/[.$B$94]" office:value-type="percentage" office:value="0.00266666666666667" calcext:value-type="percentage">
            <text:p>0,27 %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92]/[.$B$94]" office:value-type="percentage" office:value="0.00266666666666667" calcext:value-type="percentage">
            <text:p>0,27 %</text:p>
          </table:table-cell>
          <table:table-cell table:style-name="ce36" office:value-type="float" office:value="65" calcext:value-type="float">
            <text:p>65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8" calcext:value-type="float">
            <text:p>18</text:p>
          </table:table-cell>
          <table:table-cell table:style-name="ce31" table:formula="of:=[.B93]/[.$B$94]" office:value-type="percentage" office:value="0.048" calcext:value-type="percentage">
            <text:p>4,80 %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3])" office:value-type="float" office:value="375" calcext:value-type="float">
            <text:p>375</text:p>
          </table:table-cell>
          <table:table-cell table:number-columns-repeated="9"/>
        </table:table-row>
        <table:table-row table:style-name="ro3" table:number-rows-repeated="1048481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_xlnm._FilterDatabase" table:base-cell-address="$'20200909'.$A$1" table:cell-range-address="$'20200909'.$A$27:.$D$94"/>
        </table:named-expressions>
      </table:table>
      <table:named-expressions/>
      <table:database-ranges>
        <table:database-range table:name="__Anonymous_Sheet_DB__0" table:target-range-address="'20200909'.A27:'20200909'.D9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9" style:display-name="PageStyle_202009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0T16:10:12</dc:date>
    <meta:generator>LibreOffice/6.0.7.3$Linux_X86_64 LibreOffice_project/00m0$Build-3</meta:generator>
    <meta:document-statistic meta:table-count="1" meta:cell-count="397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